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8*"/>
    </style:style>
    <style:style style:name="Table8.B" style:family="table-column">
      <style:table-column-properties style:column-width="4.734cm" style:rel-column-width="18272*"/>
    </style:style>
    <style:style style:name="Table8.C" style:family="table-column">
      <style:table-column-properties style:column-width="6.98cm" style:rel-column-width="26945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Listbox"/>Listbox<text:bookmark-end text:name="Listbox"/></text:h>
      <text:p text:style-name="P15"><text:span text:style-name="Source_20_Text">Listbox </text:span>combine with a set of its children, including <text:a xlink:type="simple" xlink:href="#Listheader"><text:span text:style-name="Source_20_Text">Listhead</text:span></text:a><text:span text:style-name="Source_20_Text">, </text:span><text:a xlink:type="simple" xlink:href="#Listheader"><text:span text:style-name="Source_20_Text">Listheader</text:span></text:a><text:span text:style-name="Source_20_Text">, </text:span><text:a xlink:type="simple" xlink:href="#Listitem"><text:span text:style-name="Source_20_Text">Listitem</text:span></text:a><text:span text:style-name="Source_20_Text">, </text:span><text:a xlink:type="simple" xlink:href="#Listitem"><text:span text:style-name="Source_20_Text">Listcell</text:span></text:a><text:span text:style-name="Source_20_Text">, </text:span><text:a xlink:type="simple" xlink:href="#Listgroup"><text:span text:style-name="Source_20_Text">Listgroup</text:span></text:a><text:span text:style-name="Source_20_Text">, </text:span><text:a xlink:type="simple" xlink:href="#Listgroupfoot"><text:span text:style-name="Source_20_Text">Listgroupfoot</text:span></text:a><text:span text:style-name="Source_20_Text">, </text:span><text:a xlink:type="simple" xlink:href="#Listfooter"><text:span text:style-name="Source_20_Text">Listfoot</text:span></text:a><text:span text:style-name="Source_20_Text">, </text:span><text:a xlink:type="simple" xlink:href="#Listfooter"><text:span text:style-name="Source_20_Text">Listfooter</text:span></text:a><text:span text:style-name="Source_20_Text">, </text:span>and<text:span text:style-name="Source_20_Text"> </text:span><text:a xlink:type="simple" xlink:href="#Paging"><text:span text:style-name="Source_20_Text">Paging</text:span></text:a>.</text:p>
      <text:p text:style-name="Text_20_body"><text:s/><text:span text:style-name="T1">Note</text:span>:</text:p>
      <text:list text:style-name="L1">
        <text:list-item>
          <text:p text:style-name="P16"><text:a xlink:type="simple" xlink:href="http://zk1.svn.sourceforge.net/viewvc/zk1/branches/3.5/zul/src/archive/web/zul/css/cmps/listbox.css.dsp?view=markup">The CSS source of List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176cm" svg:height="6.165cm" draw:z-index="1"><draw:image xlink:href="../images/listbox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box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9"><text:soft-page-break/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div.z-listbox</text:span></text:span></text:p>
          </table:table-cell>
          <table:table-cell table:style-name="Table17.B2" office:value-type="string">
            <text:p text:style-name="P4">Background color</text:p>
          </table:table-cell>
          <table:table-cell table:style-name="Table17.C2" office:value-type="string">
            <text:p text:style-name="P11">background: #DAE7F6; border: 1px solid #7F9DB9; overflow: hidden; zoom: 1;</text:p>
          </table:table-cell>
        </table:table-row>
        <table:table-row>
          <table:table-cell table:style-name="Table17.A2" office:value-type="string">
            <text:p text:style-name="P7">div.z-listbox-header, div.z-listbox-header tr, div.z-listbox-footer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1">border: 0; overflow: hidden; width: 100%;</text:p>
          </table:table-cell>
        </table:table-row>
        <table:table-row>
          <table:table-cell table:style-name="Table17.A2" office:value-type="string">
            <text:p text:style-name="P7">div.z-listbox-body</text:p>
          </table:table-cell>
          <table:table-cell table:style-name="Table17.B2" office:value-type="string">
            <text:p text:style-name="P4">Background color of the body</text:p>
          </table:table-cell>
          <table:table-cell table:style-name="Table17.C2" office:value-type="string">
            <text:p text:style-name="P11">background: white; border: 0; overflow: auto; width: 100%; <text:span text:style-name="T4">position: relative;</text:span></text:p>
          </table:table-cell>
        </table:table-row>
        <table:table-row>
          <table:table-cell table:style-name="Table17.A2" office:value-type="string">
            <text:p text:style-name="P7">div.z-listbox-footer</text:p>
          </table:table-cell>
          <table:table-cell table:style-name="Table17.B2" office:value-type="string">
            <text:p text:style-name="P4">Background color of the footer</text:p>
          </table:table-cell>
          <table:table-cell table:style-name="Table17.C2" office:value-type="string">
            <text:p text:style-name="P11">background: #DAE7F6; border-top: 1px solid #9EB6CE;</text:p>
          </table:table-cell>
        </table:table-row>
      </table:table>
      <text:h text:style-name="Heading_20_3" text:outline-level="3">Mold: <text:span text:style-name="T5">paging</text:span></text:h>
      <text:p text:style-name="P14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6.879cm" svg:height="5.08cm" draw:z-index="2"><draw:image xlink:href="../images/listbox-pg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3.123cm" svg:height="7.091cm" draw:z-index="3"><draw:image xlink:href="../images/listbox-pg2.jpg" xlink:type="simple" xlink:show="embed" xlink:actuate="onLoad"/></draw:frame></text:p>
          </table:table-cell>
        </table:table-row>
      </table:table>
      <text:p text:style-name="P10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<text:soft-page-break/>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<text:soft-page-break/>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listbox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2">div.z-</text:span></text:span><text:span text:style-name="Source_20_Text"><text:span text:style-name="T3">listbox</text:span></text:span><text:span text:style-name="Source_20_Text"><text:span text:style-name="T2">-pgi-b</text:span></text:span></text:p>
          </table:table-cell>
          <table:table-cell table:style-name="Table5.B2" office:value-type="string">
            <text:p text:style-name="P4">Border of bottom paging</text:p>
          </table:table-cell>
          <table:table-cell table:style-name="Table5.C2" office:value-type="string">
            <text:p text:style-name="P11">border-top: 1px solid #AAB; overflow: hidden;</text:p>
          </table:table-cell>
        </table:table-row>
        <table:table-row>
          <table:table-cell table:style-name="Table5.A2" office:value-type="string">
            <text:p text:style-name="P7">div.z-<text:span text:style-name="T5">listbox</text:span>-pgi-t</text:p>
          </table:table-cell>
          <table:table-cell table:style-name="Table5.B2" office:value-type="string">
            <text:p text:style-name="P4">Border of top paging</text:p>
          </table:table-cell>
          <table:table-cell table:style-name="Table5.C2" office:value-type="string">
            <text:p text:style-name="P11">border-bottom: 1px solid #AAB; overflow: hidden;</text:p>
          </table:table-cell>
        </table:table-row>
      </table:table>
      <text:h text:style-name="Heading_20_3" text:outline-level="3">Mold: <text:span text:style-name="T5">select</text:span></text:h>
      <text:p text:style-name="P14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1" draw:name="graphics5" text:anchor-type="paragraph" svg:width="1.958cm" svg:height="2.196cm" draw:z-index="4"><draw:image xlink:href="../images/listbox-select1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6" text:anchor-type="paragraph" svg:width="8.308cm" svg:height="4.637cm" draw:z-index="5"><draw:image xlink:href="../images/listbox-select2.jpg" xlink:type="simple" xlink:show="embed" xlink:actuate="onLoad"/></draw:frame></text:p>
          </table:table-cell>
        </table:table-row>
      </table:table>
      <text:p text:style-name="P10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6">Action:</text:p>
          </table:table-cell>
          <table:table-cell table:style-name="Table7.A1" office:value-type="string">
            <text:p text:style-name="P5">Normal (Open)</text:p>
          </table:table-cell>
          <table:table-cell table:style-name="Table7.A1" office:value-type="string">
            <text:p text:style-name="P5">Hover</text:p>
          </table:table-cell>
          <table:table-cell table:style-name="Table7.A1" office:value-type="string">
            <text:p text:style-name="P5">Click, Select, and Drag.</text:p>
          </table:table-cell>
          <table:table-cell table:style-name="Table7.A1" office:value-type="string">
            <text:p text:style-name="P5">Focus</text:p>
          </table:table-cell>
          <table:table-cell table:style-name="Table7.A1" office:value-type="string">
            <text:p text:style-name="P5">Focus and Hover</text:p>
          </table:table-cell>
          <table:table-cell table:style-name="Table7.G1" office:value-type="string">
            <text:p text:style-name="P6">Disable</text:p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z-listbox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Class Name</text:p>
          </table:table-cell>
          <table:table-cell table:style-name="Table8.A1" office:value-type="string">
            <text:p text:style-name="P13">Description</text:p>
          </table:table-cell>
          <table:table-cell table:style-name="Table8.C1" office:value-type="string">
            <text:p text:style-name="P13">Default Valu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6:39</dc:date>
    <meta:editing-cycles>28</meta:editing-cycles>
    <meta:editing-duration>PT8H16M11S</meta:editing-duration>
    <meta:user-defined meta:name="Info 1"/>
    <meta:user-defined meta:name="Info 2"/>
    <meta:user-defined meta:name="Info 3"/>
    <meta:user-defined meta:name="Info 4"/>
    <meta:document-statistic meta:table-count="9" meta:image-count="6" meta:object-count="0" meta:page-count="3" meta:paragraph-count="82" meta:word-count="215" meta:character-count="1413"/>
  </office:meta>
</office:document-meta>
</file>